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482291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Bauteilname</text:p>
          </table:table-cell>
          <table:table-cell office:value-type="string" table:style-name="ce2">
            <text:p>Distributor</text:p>
          </table:table-cell>
          <table:table-cell office:value-type="string" table:style-name="ce2">
            <text:p>Bestellnummer</text:p>
          </table:table-cell>
          <table:table-cell office:value-type="string" table:style-name="ce2">
            <text:p>Anzah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SP32-WROOM-32U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904-1028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ckBoost3V3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39461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ckBoost5V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19644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pule 2.2 µH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90-15950-1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Level-Shifte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21929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chse zu E-Ink Drive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55-1755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rimpkabel zu E-Ink Drive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55-3081-ND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tecker zu E-Ink Drive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55-1189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tton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W181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ransisto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727-2921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ifi-Antenne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WM17566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chsenleiste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S5438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ür Gehäu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bstandshalter M3 Nylon (8,00mm)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36-25509-ND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3 Halbrundkopf Geschlitzt <text:s/>Nylon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36-29344-ND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attery Halter (offen) AA 3 Cell Drahtleitung - 6" (152,4mm)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BH3AA-W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attery Kontakt Lötöse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36-5223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attery Kontaktfeder Lötöse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36-5201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4">
            <text:p>Web-Kennung:</text:p>
          </table:table-cell>
          <table:table-cell table:style-name="ce1"/>
          <table:table-cell office:value-type="float" office:value="307356988" table:style-name="ce3">
            <text:p>30735698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Zugriffscode:</text:p>
          </table:table-cell>
          <table:table-cell table:style-name="ce1"/>
          <table:table-cell office:value-type="float" office:value="91707" table:style-name="ce3">
            <text:p>91707</text:p>
          </table:table-cell>
          <table:table-cell table:number-columns-repeated="16381" table:style-name="ce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tin</dc:creator>
    <meta:creation-date>2019-12-02T05:19:40Z</meta:creation-date>
    <dc:date>2020-02-17T15:17:45Z</dc:date>
    <meta:editing-cycles>2</meta:editing-cycles>
    <meta:editing-duration>PT0S</meta:editing-duration>
  </office:meta>
</office:document-meta>
</file>